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abc1" officeooo:paragraph-rsid="0015abc1"/>
    </style:style>
    <style:style style:name="P2" style:family="paragraph" style:parent-style-name="Standard">
      <style:paragraph-properties fo:text-align="start" style:justify-single-word="false"/>
      <style:text-properties officeooo:rsid="0015abc1" officeooo:paragraph-rsid="0015ab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Componente eletivo.</text:p>
      <text:p text:style-name="P1"/>
      <text:p text:style-name="P1"/>
      <text:p text:style-name="P2">1-Sim, pois algumas são de matérias que não gosto ou o assunto e muito tedioso.</text:p>
      <text:p text:style-name="P2">2-Atividades domesticas primeiro e atividades escolares depois.</text:p>
      <text:p text:style-name="P2">3-Distrações e procrastinaçã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1:30:21.667041461</meta:creation-date>
    <dc:date>2020-11-11T11:33:38.917363669</dc:date>
    <meta:editing-duration>PT3M18S</meta:editing-duration>
    <meta:editing-cycles>1</meta:editing-cycles>
    <meta:document-statistic meta:table-count="0" meta:image-count="0" meta:object-count="0" meta:page-count="1" meta:paragraph-count="4" meta:word-count="29" meta:character-count="204" meta:non-whitespace-character-count="179"/>
    <meta:generator>LibreOffice/6.4.6.2$Linux_X86_64 LibreOffice_project/40$Build-2</meta:generator>
  </office:meta>
</office:document-meta>
</file>